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2.755cm"/>
    </style:style>
    <style:style style:name="co5" style:family="table-column">
      <style:table-column-properties fo:break-before="auto" style:column-width="2.018cm"/>
    </style:style>
    <style:style style:name="co6" style:family="table-column">
      <style:table-column-properties fo:break-before="auto" style:column-width="1.8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wrap-option="no-wrap" style:vertical-align="middle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ext-properties fo:color="#c9211e"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teration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Weighted delta</text:p>
          </table:table-cell>
          <table:table-cell office:value-type="string" calcext:value-type="string">
            <text:p>Weight after alpha</text:p>
          </table:table-cell>
          <table:table-cell office:value-type="string" calcext:value-type="string">
            <text:p>Updated weights</text:p>
          </table:table-cell>
          <table:table-cell/>
          <table:table-cell table:style-name="ce23" office:value-type="string" calcext:value-type="string">
            <text:p>Alpha</text:p>
          </table:table-cell>
          <table:table-cell table:style-name="ce13" office:value-type="float" office:value="0.1" calcext:value-type="float">
            <text:p>0.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sqr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9]*[.C3]" office:value-type="float" office:value="-89" calcext:value-type="float">
            <text:p>-89</text:p>
          </table:table-cell>
          <table:table-cell table:formula="of:=[.F3]*[.K1]" office:value-type="float" office:value="-8.9" calcext:value-type="float">
            <text:p>-8.9</text:p>
          </table:table-cell>
          <table:table-cell table:formula="of:=[.D3]-[.G3]" office:value-type="float" office:value="9.9" calcext:value-type="float">
            <text:p>9.9</text:p>
          </table:table-cell>
          <table:table-cell table:number-columns-repeated="3"/>
        </table:table-row>
        <table:table-row table:style-name="ro1">
          <table:covered-table-cell table:style-name="ce21"/>
          <table:table-cell office:value-type="string" calcext:value-type="string">
            <text:p>rooms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E9]*[.C4]" office:value-type="float" office:value="-8.9" calcext:value-type="float">
            <text:p>-8.9</text:p>
          </table:table-cell>
          <table:table-cell table:formula="of:=[.F4]*[.K1]" office:value-type="float" office:value="-0.89" calcext:value-type="float">
            <text:p>-0.89</text:p>
          </table:table-cell>
          <table:table-cell table:formula="of:=[.D4]-[.G4]" office:value-type="float" office:value="1.89" calcext:value-type="float">
            <text:p>1.89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rediction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ctual 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2" office:value-type="string" calcext:value-type="string">
            <text:p>Error</text:p>
          </table:table-cell>
          <table:table-cell table:style-name="ce22" table:formula="of:=[.E6]-[.E7]" office:value-type="float" office:value="-89" calcext:value-type="float">
            <text:p>-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d err</text:p>
          </table:table-cell>
          <table:table-cell table:formula="of:=[.E8]*[.K1]" office:value-type="float" office:value="-8.9" calcext:value-type="float">
            <text:p>-8.9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teration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Weighted delta</text:p>
          </table:table-cell>
          <table:table-cell office:value-type="string" calcext:value-type="string">
            <text:p>Weight after alpha</text:p>
          </table:table-cell>
          <table:table-cell office:value-type="string" calcext:value-type="string">
            <text:p>Updated weights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sqrt</text:p>
          </table:table-cell>
          <table:table-cell office:value-type="float" office:value="10" calcext:value-type="float">
            <text:p>10</text:p>
          </table:table-cell>
          <table:table-cell table:formula="of:=[.H3]" office:value-type="float" office:value="9.9" calcext:value-type="float">
            <text:p>9.9</text:p>
          </table:table-cell>
          <table:table-cell table:formula="of:=[.D13]*[.C13]" office:value-type="float" office:value="99" calcext:value-type="float">
            <text:p>99</text:p>
          </table:table-cell>
          <table:table-cell table:formula="of:=[.E19]*[.C13]" office:value-type="float" office:value="0.890000000000001" calcext:value-type="float">
            <text:p>0.890000000000001</text:p>
          </table:table-cell>
          <table:table-cell table:formula="of:=[.F13]*[.E19]" office:value-type="float" office:value="0.0792100000000001" calcext:value-type="float">
            <text:p>0.0792100000000001</text:p>
          </table:table-cell>
          <table:table-cell table:formula="of:=[.C13]-[.G13]" office:value-type="float" office:value="9.92079" calcext:value-type="float">
            <text:p>9.92079</text:p>
          </table:table-cell>
          <table:table-cell table:number-columns-repeated="3"/>
        </table:table-row>
        <table:table-row table:style-name="ro1">
          <table:covered-table-cell table:style-name="ce21"/>
          <table:table-cell office:value-type="string" calcext:value-type="string">
            <text:p>rooms</text:p>
          </table:table-cell>
          <table:table-cell office:value-type="float" office:value="1" calcext:value-type="float">
            <text:p>1</text:p>
          </table:table-cell>
          <table:table-cell table:formula="of:=[.H4]" office:value-type="float" office:value="1.89" calcext:value-type="float">
            <text:p>1.89</text:p>
          </table:table-cell>
          <table:table-cell table:formula="of:=[.D14]*[.C14]" office:value-type="float" office:value="1.89" calcext:value-type="float">
            <text:p>1.89</text:p>
          </table:table-cell>
          <table:table-cell table:formula="of:=[.E19]*[.C14]" office:value-type="float" office:value="0.0890000000000001" calcext:value-type="float">
            <text:p>0.0890000000000001</text:p>
          </table:table-cell>
          <table:table-cell table:formula="of:=[.F14]*[.E19]" office:value-type="float" office:value="0.00792100000000001" calcext:value-type="float">
            <text:p>0.00792100000000001</text:p>
          </table:table-cell>
          <table:table-cell table:formula="of:=[.C14]-[.G14]" office:value-type="float" office:value="0.992079" calcext:value-type="float">
            <text:p>0.992079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rediction</text:p>
          </table:table-cell>
          <table:table-cell table:formula="of:=SUM([.E13:.E14])" office:value-type="float" office:value="100.89" calcext:value-type="float">
            <text:p>100.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ctual 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2" office:value-type="string" calcext:value-type="string">
            <text:p>Error</text:p>
          </table:table-cell>
          <table:table-cell table:style-name="ce22" table:formula="of:=[.E16]-[.E17]" office:value-type="float" office:value="0.890000000000001" calcext:value-type="float">
            <text:p>0.8900000000000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d err</text:p>
          </table:table-cell>
          <table:table-cell table:formula="of:=[.E18]*[.K1]" office:value-type="float" office:value="0.0890000000000001" calcext:value-type="float">
            <text:p>0.089000000000000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6:36:24.808637764</meta:creation-date>
    <dc:date>2024-07-17T18:49:21.011026361</dc:date>
    <meta:editing-duration>PT7H48M55S</meta:editing-duration>
    <meta:editing-cycles>26</meta:editing-cycles>
    <meta:generator>LibreOffice/7.3.7.2$Linux_X86_64 LibreOffice_project/30$Build-2</meta:generator>
    <meta:document-statistic meta:table-count="1" meta:cell-count="62" meta:object-count="0"/>
  </office:meta>
</office:document-meta>
</file>